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style:font-weight-complex="bold"/>
    </style:style>
    <style:style style:name="T3" style:parent-style-name="Absatz-Standardschriftar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T5" style:parent-style-name="Absatz-Standardschriftart" style:family="text">
      <style:text-properties fo:font-weight="bold" style:font-weight-asian="bold" style:font-weight-complex="bold"/>
    </style:style>
    <style:style style:name="T6" style:parent-style-name="Absatz-Standardschriftart" style:family="text">
      <style:text-properties fo:font-weight="bold" style:font-weight-asian="bold" style:font-weight-complex="bold"/>
    </style:style>
    <style:style style:name="T7" style:parent-style-name="Absatz-Standardschriftart" style:family="text">
      <style:text-properties fo:font-weight="bold" style:font-weight-asian="bold" style:font-weight-complex="bold"/>
    </style:style>
    <style:style style:name="T8" style:parent-style-name="Absatz-Standardschriftart" style:family="text">
      <style:text-properties fo:font-weight="bold" style:font-weight-asian="bold" style:font-weight-complex="bold"/>
    </style:style>
    <style:style style:name="T9" style:parent-style-name="Absatz-Standardschriftart" style:family="text">
      <style:text-properties fo:font-weight="bold" style:font-weight-asian="bold" style:font-weight-complex="bold"/>
    </style:style>
    <style:style style:name="T10" style:parent-style-name="Absatz-Standardschriftart" style:family="text">
      <style:text-properties fo:font-weight="bold" style:font-weight-asian="bold" style:font-weight-complex="bold"/>
    </style:style>
    <style:style style:name="T11" style:parent-style-name="Absatz-Standardschriftart" style:family="text">
      <style:text-properties fo:font-weight="bold" style:font-weight-asian="bold" style:font-weight-complex="bold"/>
    </style:style>
    <style:style style:name="T12" style:parent-style-name="Absatz-Standardschriftart" style:family="text">
      <style:text-properties fo:font-weight="bold" style:font-weight-asian="bold" style:font-weight-complex="bold"/>
    </style:style>
    <style:style style:name="T13" style:parent-style-name="Absatz-Standardschriftart" style:family="text">
      <style:text-properties fo:font-weight="bold" style:font-weight-asian="bold" style:font-weight-complex="bold"/>
    </style:style>
    <style:style style:name="T14" style:parent-style-name="Absatz-Standardschriftar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 fo:language="en" fo:country="GB"/>
    </style:style>
    <style:style style:name="P16" style:parent-style-name="Standard" style:family="paragraph">
      <style:text-properties fo:font-weight="bold" style:font-weight-asian="bold" style:font-weight-complex="bold" fo:language="en" fo:country="GB"/>
    </style:style>
    <style:style style:name="P17" style:parent-style-name="Standard" style:family="paragraph">
      <style:text-properties fo:font-weight="bold" style:font-weight-asian="bold" style:font-weight-complex="bold" fo:language="en" fo:country="GB"/>
    </style:style>
    <style:style style:name="P18" style:parent-style-name="Standard" style:family="paragraph">
      <style:text-properties fo:font-weight="bold" style:font-weight-asian="bold" style:font-weight-complex="bold" fo:language="en" fo:country="GB"/>
    </style:style>
    <style:style style:name="P19" style:parent-style-name="Standard" style:family="paragraph">
      <style:text-properties fo:font-weight="bold" style:font-weight-asian="bold" style:font-weight-complex="bold" fo:language="en" fo:country="GB"/>
    </style:style>
    <style:style style:name="T20" style:parent-style-name="Absatz-Standardschriftart" style:family="text">
      <style:text-properties fo:font-weight="bold" style:font-weight-asian="bold" style:font-weight-complex="bold"/>
    </style:style>
    <style:style style:name="T21" style:parent-style-name="Absatz-Standardschriftart" style:family="text">
      <style:text-properties fo:font-weight="bold" style:font-weight-asian="bold" style:font-weight-complex="bold"/>
    </style:style>
    <style:style style:name="T22" style:parent-style-name="Absatz-Standardschriftart" style:family="text">
      <style:text-properties fo:font-weight="bold" style:font-weight-asian="bold" style:font-weight-complex="bold"/>
    </style:style>
    <style:style style:name="T23" style:parent-style-name="Absatz-Standardschriftart" style:family="text">
      <style:text-properties fo:font-weight="bold" style:font-weight-asian="bold" style:font-weight-complex="bold"/>
    </style:style>
    <style:style style:name="T24" style:parent-style-name="Absatz-Standardschriftart" style:family="text">
      <style:text-properties fo:font-weight="bold" style:font-weight-asian="bold" style:font-weight-complex="bold"/>
    </style:style>
    <style:style style:name="T25" style:parent-style-name="Absatz-Standardschriftart" style:family="text">
      <style:text-properties fo:font-weight="bold" style:font-weight-asian="bold" style:font-weight-complex="bold"/>
    </style:style>
    <style:style style:name="T26" style:parent-style-name="Absatz-Standardschriftart" style:family="text">
      <style:text-properties fo:font-weight="bold" style:font-weight-asian="bold" style:font-weight-complex="bold"/>
    </style:style>
    <style:style style:name="T27" style:parent-style-name="Absatz-Standardschriftart" style:family="text">
      <style:text-properties fo:font-weight="bold" style:font-weight-asian="bold" style:font-weight-complex="bold"/>
    </style:style>
    <style:style style:name="T28" style:parent-style-name="Absatz-Standardschriftart" style:family="text">
      <style:text-properties fo:font-weight="bold" style:font-weight-asian="bold" style:font-weight-complex="bold"/>
    </style:style>
    <style:style style:name="T29" style:parent-style-name="Absatz-Standardschriftart" style:family="text">
      <style:text-properties fo:font-weight="bold" style:font-weight-asian="bold" style:font-weight-complex="bold"/>
    </style:style>
    <style:style style:name="T30" style:parent-style-name="Absatz-Standardschriftart" style:family="text">
      <style:text-properties fo:font-weight="bold" style:font-weight-asian="bold" style:font-weight-complex="bold"/>
    </style:style>
    <style:style style:name="P31" style:parent-style-name="Standard" style:family="paragraph">
      <style:text-properties fo:font-weight="bold" style:font-weight-asian="bold" style:font-weight-complex="bold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T34" style:parent-style-name="Absatz-Standardschriftart" style:family="text">
      <style:text-properties fo:font-weight="bold" style:font-weight-asian="bold" style:font-weight-complex="bold"/>
    </style:style>
    <style:style style:name="T35" style:parent-style-name="Absatz-Standardschriftart" style:family="text">
      <style:text-properties fo:font-weight="bold" style:font-weight-asian="bold" style:font-weight-complex="bold"/>
    </style:style>
    <style:style style:name="T36" style:parent-style-name="Absatz-Standardschriftart" style:family="text">
      <style:text-properties fo:font-weight="bold" style:font-weight-asian="bold" style:font-weight-complex="bold"/>
    </style:style>
    <style:style style:name="T37" style:parent-style-name="Absatz-Standardschriftart" style:family="text">
      <style:text-properties fo:font-weight="bold" style:font-weight-asian="bold" style:font-weight-complex="bold"/>
    </style:style>
    <style:style style:name="T38" style:parent-style-name="Absatz-Standardschriftart" style:family="text">
      <style:text-properties fo:font-weight="bold" style:font-weight-asian="bold" style:font-weight-complex="bold"/>
    </style:style>
    <style:style style:name="T39" style:parent-style-name="Absatz-Standardschriftart" style:family="text">
      <style:text-properties fo:font-weight="bold" style:font-weight-asian="bold" style:font-weight-complex="bold"/>
    </style:style>
    <style:style style:name="T40" style:parent-style-name="Absatz-Standardschriftart" style:family="text">
      <style:text-properties fo:font-weight="bold" style:font-weight-asian="bold" style:font-weight-complex="bold"/>
    </style:style>
    <style:style style:name="T41" style:parent-style-name="Absatz-Standardschriftart" style:family="text">
      <style:text-properties fo:font-weight="bold" style:font-weight-asian="bold" style:font-weight-complex="bold"/>
    </style:style>
    <style:style style:name="T42" style:parent-style-name="Absatz-Standardschriftart" style:family="text">
      <style:text-properties fo:font-weight="bold" style:font-weight-asian="bold" style:font-weight-complex="bold"/>
    </style:style>
    <style:style style:name="T43" style:parent-style-name="Absatz-Standardschriftart" style:family="text">
      <style:text-properties fo:font-weight="bold" style:font-weight-asian="bold" style:font-weight-complex="bold"/>
    </style:style>
    <style:style style:name="T44" style:parent-style-name="Absatz-Standardschriftart" style:family="text">
      <style:text-properties fo:font-weight="bold" style:font-weight-asian="bold" style:font-weight-complex="bold"/>
    </style:style>
    <style:style style:name="T45" style:parent-style-name="Absatz-Standardschriftart" style:family="text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48" style:parent-style-name="Absatz-Standardschriftart" style:family="text">
      <style:text-properties fo:font-weight="bold" style:font-weight-asian="bold" style:font-weight-complex="bold"/>
    </style:style>
    <style:style style:name="T49" style:parent-style-name="Absatz-Standardschriftart" style:family="text">
      <style:text-properties fo:font-weight="bold" style:font-weight-asian="bold" style:font-weight-complex="bold"/>
    </style:style>
    <style:style style:name="T50" style:parent-style-name="Absatz-Standardschriftart" style:family="text">
      <style:text-properties fo:font-weight="bold" style:font-weight-asian="bold" style:font-weight-complex="bold"/>
    </style:style>
    <style:style style:name="T51" style:parent-style-name="Absatz-Standardschriftart" style:family="text">
      <style:text-properties fo:font-weight="bold" style:font-weight-asian="bold" style:font-weight-complex="bold"/>
    </style:style>
    <style:style style:name="T52" style:parent-style-name="Absatz-Standardschriftart" style:family="text">
      <style:text-properties fo:font-weight="bold" style:font-weight-asian="bold" style:font-weight-complex="bold"/>
    </style:style>
    <style:style style:name="T53" style:parent-style-name="Absatz-Standardschriftart" style:family="text">
      <style:text-properties fo:font-weight="bold" style:font-weight-asian="bold" style:font-weight-complex="bold"/>
    </style:style>
    <style:style style:name="T54" style:parent-style-name="Absatz-Standardschriftart" style:family="text">
      <style:text-properties fo:font-weight="bold" style:font-weight-asian="bold" style:font-weight-complex="bold"/>
    </style:style>
    <style:style style:name="T55" style:parent-style-name="Absatz-Standardschriftart" style:family="text">
      <style:text-properties fo:font-weight="bold" style:font-weight-asian="bold" style:font-weight-complex="bold"/>
    </style:style>
    <style:style style:name="T56" style:parent-style-name="Absatz-Standardschriftart" style:family="text">
      <style:text-properties fo:font-weight="bold" style:font-weight-asian="bold" style:font-weight-complex="bold"/>
    </style:style>
    <style:style style:name="T57" style:parent-style-name="Absatz-Standardschriftart" style:family="text">
      <style:text-properties fo:font-weight="bold" style:font-weight-asian="bold" style:font-weight-complex="bold"/>
    </style:style>
    <style:style style:name="T58" style:parent-style-name="Absatz-Standardschriftart" style:family="text">
      <style:text-properties fo:font-weight="bold" style:font-weight-asian="bold" style:font-weight-complex="bold"/>
    </style:style>
    <style:style style:name="T59" style:parent-style-name="Absatz-Standardschriftart" style:family="text">
      <style:text-properties fo:font-weight="bold" style:font-weight-asian="bold" style:font-weight-complex="bold"/>
    </style:style>
    <style:style style:name="T60" style:parent-style-name="Absatz-Standardschriftart" style:family="text">
      <style:text-properties fo:font-weight="bold" style:font-weight-asian="bold" style:font-weight-complex="bold"/>
    </style:style>
    <style:style style:name="T61" style:parent-style-name="Absatz-Standardschriftart" style:family="text">
      <style:text-properties fo:font-weight="bold" style:font-weight-asian="bold" style:font-weight-complex="bold"/>
    </style:style>
    <style:style style:name="T62" style:parent-style-name="Absatz-Standardschriftart" style:family="text">
      <style:text-properties fo:font-weight="bold" style:font-weight-asian="bold" style:font-weight-complex="bold"/>
    </style:style>
    <style:style style:name="T63" style:parent-style-name="Absatz-Standardschriftart" style:family="text">
      <style:text-properties fo:font-weight="bold" style:font-weight-asian="bold" style:font-weight-complex="bold"/>
    </style:style>
    <style:style style:name="T64" style:parent-style-name="Absatz-Standardschriftart" style:family="text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T66" style:parent-style-name="Absatz-Standardschriftart" style:family="text">
      <style:text-properties fo:font-weight="bold" style:font-weight-asian="bold" style:font-weight-complex="bold"/>
    </style:style>
    <style:style style:name="T67" style:parent-style-name="Absatz-Standardschriftart" style:family="text">
      <style:text-properties fo:font-weight="bold" style:font-weight-asian="bold" style:font-weight-complex="bold"/>
    </style:style>
    <style:style style:name="T68" style:parent-style-name="Absatz-Standardschriftart" style:family="text">
      <style:text-properties fo:font-weight="bold" style:font-weight-asian="bold" style:font-weight-complex="bold"/>
    </style:style>
    <style:style style:name="T69" style:parent-style-name="Absatz-Standardschriftart" style:family="text">
      <style:text-properties fo:font-weight="bold" style:font-weight-asian="bold"/>
    </style:style>
    <style:style style:name="T70" style:parent-style-name="Absatz-Standardschriftart" style:family="text">
      <style:text-properties fo:font-weight="bold" style:font-weight-asian="bold"/>
    </style:style>
    <style:style style:name="T71" style:parent-style-name="Absatz-Standardschriftart" style:family="text">
      <style:text-properties fo:font-weight="bold" style:font-weight-asian="bold"/>
    </style:style>
    <style:style style:name="T72" style:parent-style-name="Absatz-Standardschriftart" style:family="text">
      <style:text-properties fo:font-weight="bold" style:font-weight-asian="bold"/>
    </style:style>
    <style:style style:name="T73" style:parent-style-name="Absatz-Standardschriftart" style:family="text">
      <style:text-properties fo:font-weight="bold" style:font-weight-asian="bold"/>
    </style:style>
    <style:style style:name="T74" style:parent-style-name="Absatz-Standardschriftart" style:family="text">
      <style:text-properties fo:font-weight="bold" style:font-weight-asian="bold"/>
    </style:style>
    <style:style style:name="T75" style:parent-style-name="Absatz-Standardschriftart" style:family="text">
      <style:text-properties fo:font-weight="bold" style:font-weight-asian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T77" style:parent-style-name="Absatz-Standardschriftart" style:family="text">
      <style:text-properties fo:font-weight="bold" style:font-weight-asian="bold" style:font-weight-complex="bold"/>
    </style:style>
    <style:style style:name="T78" style:parent-style-name="Absatz-Standardschriftart" style:family="text">
      <style:text-properties fo:font-weight="bold" style:font-weight-asian="bold" style:font-weight-complex="bold"/>
    </style:style>
    <style:style style:name="T79" style:parent-style-name="Absatz-Standardschriftart" style:family="text">
      <style:text-properties fo:font-weight="bold" style:font-weight-asian="bold" style:font-weight-complex="bold"/>
    </style:style>
    <style:style style:name="T80" style:parent-style-name="Absatz-Standardschriftart" style:family="text">
      <style:text-properties fo:font-weight="bold" style:font-weight-asian="bold" style:font-weight-complex="bold"/>
    </style:style>
    <style:style style:name="T81" style:parent-style-name="Absatz-Standardschriftart" style:family="text">
      <style:text-properties fo:font-weight="bold" style:font-weight-asian="bold" style:font-weight-complex="bold"/>
    </style:style>
    <style:style style:name="T82" style:parent-style-name="Absatz-Standardschriftart" style:family="text">
      <style:text-properties fo:font-weight="bold" style:font-weight-asian="bold" style:font-weight-complex="bold"/>
    </style:style>
    <style:style style:name="T83" style:parent-style-name="Absatz-Standardschriftart" style:family="text">
      <style:text-properties fo:font-weight="bold" style:font-weight-asian="bold" style:font-weight-complex="bold"/>
    </style:style>
    <style:style style:name="T84" style:parent-style-name="Absatz-Standardschriftart" style:family="text">
      <style:text-properties fo:font-weight="bold" style:font-weight-asian="bold" style:font-weight-complex="bold"/>
    </style:style>
    <style:style style:name="T85" style:parent-style-name="Absatz-Standardschriftart" style:family="text">
      <style:text-properties fo:font-weight="bold" style:font-weight-asian="bold" style:font-weight-complex="bold"/>
    </style:style>
    <style:style style:name="T86" style:parent-style-name="Absatz-Standardschriftart" style:family="text">
      <style:text-properties fo:font-weight="bold" style:font-weight-asian="bold" style:font-weight-complex="bold"/>
    </style:style>
    <style:style style:name="T87" style:parent-style-name="Absatz-Standardschriftart" style:family="text">
      <style:text-properties fo:font-weight="bold" style:font-weight-asian="bold" style:font-weight-complex="bold"/>
    </style:style>
    <style:style style:name="T88" style:parent-style-name="Absatz-Standardschriftart" style:family="text">
      <style:text-properties fo:font-weight="bold" style:font-weight-asian="bold" style:font-weight-complex="bold"/>
    </style:style>
    <style:style style:name="P89" style:parent-style-name="Standard" style:list-style-name="LFO1" style:family="paragraph"/>
    <style:style style:name="T90" style:parent-style-name="Absatz-Standardschriftart" style:family="text">
      <style:text-properties fo:font-weight="bold" style:font-weight-asian="bold" fo:language="en" fo:country="US"/>
    </style:style>
    <style:style style:name="T91" style:parent-style-name="Absatz-Standardschriftart" style:family="text">
      <style:text-properties fo:font-weight="bold" style:font-weight-asian="bold" fo:language="en" fo:country="US"/>
    </style:style>
    <style:style style:name="T92" style:parent-style-name="Absatz-Standardschriftart" style:family="text">
      <style:text-properties fo:font-weight="bold" style:font-weight-asian="bold" fo:language="en" fo:country="US"/>
    </style:style>
    <style:style style:name="P93" style:parent-style-name="Standard" style:list-style-name="LFO1" style:family="paragraph"/>
    <style:style style:name="T94" style:parent-style-name="Absatz-Standardschriftart" style:family="text">
      <style:text-properties fo:font-weight="bold" style:font-weight-asian="bold" fo:language="en" fo:country="US"/>
    </style:style>
    <style:style style:name="T95" style:parent-style-name="Absatz-Standardschriftart" style:family="text">
      <style:text-properties fo:font-weight="bold" style:font-weight-asian="bold" fo:language="en" fo:country="US"/>
    </style:style>
    <style:style style:name="P96" style:parent-style-name="Standard" style:list-style-name="LFO1" style:family="paragraph"/>
    <style:style style:name="T97" style:parent-style-name="Absatz-Standardschriftart" style:family="text">
      <style:text-properties fo:font-weight="bold" style:font-weight-asian="bold" fo:language="en" fo:country="US"/>
    </style:style>
    <style:style style:name="P98" style:parent-style-name="Standard" style:list-style-name="LFO1" style:family="paragraph"/>
    <style:style style:name="T99" style:parent-style-name="Absatz-Standardschriftart" style:family="text">
      <style:text-properties fo:font-weight="bold" style:font-weight-asian="bold" fo:language="en" fo:country="US"/>
    </style:style>
    <style:style style:name="P100" style:parent-style-name="Standard" style:list-style-name="LFO1" style:family="paragraph"/>
    <style:style style:name="T101" style:parent-style-name="Absatz-Standardschriftart" style:family="text">
      <style:text-properties fo:font-weight="bold" style:font-weight-asian="bold" fo:language="en" fo:country="US"/>
    </style:style>
    <style:style style:name="P102" style:parent-style-name="Standard" style:list-style-name="LFO1" style:family="paragraph"/>
    <style:style style:name="T103" style:parent-style-name="Absatz-Standardschriftart" style:family="text">
      <style:text-properties fo:language="en" fo:country="US"/>
    </style:style>
    <style:style style:name="P104" style:parent-style-name="Standard" style:list-style-name="LFO1" style:family="paragraph"/>
    <style:style style:name="T105" style:parent-style-name="Absatz-Standardschriftart" style:family="text">
      <style:text-properties fo:language="en" fo:country="US"/>
    </style:style>
    <style:style style:name="P106" style:parent-style-name="Standard" style:list-style-name="LFO1" style:family="paragraph"/>
    <style:style style:name="T107" style:parent-style-name="Absatz-Standardschriftart" style:family="text">
      <style:text-properties fo:language="en" fo:country="US"/>
    </style:style>
    <style:style style:name="P108" style:parent-style-name="Standard" style:list-style-name="LFO1" style:family="paragraph"/>
    <style:style style:name="T109" style:parent-style-name="Absatz-Standardschriftart" style:family="text">
      <style:text-properties fo:language="en" fo:country="US"/>
    </style:style>
    <style:style style:name="P110" style:parent-style-name="Standard" style:list-style-name="LFO1" style:family="paragraph"/>
    <style:style style:name="T111" style:parent-style-name="Absatz-Standardschriftart" style:family="text">
      <style:text-properties fo:language="en" fo:country="US"/>
    </style:style>
    <style:style style:name="P112" style:parent-style-name="Standard" style:family="paragraph">
      <style:text-properties fo:font-weight="bold" style:font-weight-asian="bold" style:font-weight-complex="bold"/>
    </style:style>
    <style:style style:name="P113" style:parent-style-name="Standard" style:family="paragraph">
      <style:text-properties fo:font-weight="bold" style:font-weight-asian="bold" style:font-weight-complex="bold"/>
    </style:style>
    <style:style style:name="P114" style:parent-style-name="Standard" style:list-style-name="LFO2" style:family="paragraph"/>
    <style:style style:name="P115" style:parent-style-name="Standard" style:list-style-name="LFO2" style:family="paragraph"/>
    <style:style style:name="P116" style:parent-style-name="Standard" style:list-style-name="LFO2" style:family="paragraph"/>
    <style:style style:name="P117" style:parent-style-name="Standard" style:family="paragraph">
      <style:text-properties fo:font-weight="bold" style:font-weight-asian="bold" style:font-weight-complex="bold"/>
    </style:style>
    <style:style style:name="P118" style:parent-style-name="Standard" style:list-style-name="LFO3" style:family="paragraph"/>
    <style:style style:name="P119" style:parent-style-name="Standard" style:list-style-name="LFO3" style:family="paragraph"/>
    <style:style style:name="P120" style:parent-style-name="Standard" style:list-style-name="LFO3" style:family="paragraph"/>
    <style:style style:name="P121" style:parent-style-name="Standard" style:family="paragraph">
      <style:text-properties fo:font-weight="bold" style:font-weight-asian="bold" style:font-weight-complex="bold"/>
    </style:style>
    <style:style style:name="P122" style:parent-style-name="Standard" style:list-style-name="LFO4" style:family="paragraph"/>
    <style:style style:name="P123" style:parent-style-name="Standard" style:list-style-name="LFO4" style:family="paragraph"/>
    <style:style style:name="P124" style:parent-style-name="Standard" style:list-style-name="LFO4" style:family="paragraph"/>
    <style:style style:name="P125" style:parent-style-name="Standard" style:family="paragraph">
      <style:text-properties fo:font-weight="bold" style:font-weight-asian="bold" style:font-weight-complex="bold"/>
    </style:style>
    <style:style style:name="P126" style:parent-style-name="Standard" style:list-style-name="LFO5" style:family="paragraph"/>
    <style:style style:name="P127" style:parent-style-name="Standard" style:list-style-name="LFO5" style:family="paragraph"/>
    <style:style style:name="P128" style:parent-style-name="Standard" style:family="paragraph">
      <style:text-properties fo:font-weight="bold" style:font-weight-asian="bold" style:font-weight-complex="bold"/>
    </style:style>
    <style:style style:name="P129" style:parent-style-name="Standard" style:list-style-name="LFO6" style:family="paragraph"/>
    <style:style style:name="P130" style:parent-style-name="Standard" style:list-style-name="LFO6" style:family="paragraph"/>
    <style:style style:name="P131" style:parent-style-name="Standard" style:list-style-name="LFO6" style:family="paragraph"/>
    <style:style style:name="P132" style:parent-style-name="Standard" style:list-style-name="LFO6" style:family="paragraph"/>
    <style:style style:name="P133" style:parent-style-name="Standard" style:family="paragraph">
      <style:text-properties fo:font-weight="bold" style:font-weight-asian="bold" style:font-weight-complex="bold"/>
    </style:style>
    <style:style style:name="P134" style:parent-style-name="Standard" style:list-style-name="LFO7" style:family="paragraph"/>
    <style:style style:name="P135" style:parent-style-name="Standard" style:list-style-name="LFO7" style:family="paragraph"/>
    <style:style style:name="P136" style:parent-style-name="Standard" style:family="paragraph">
      <style:text-properties fo:font-weight="bold" style:font-weight-asian="bold" style:font-weight-complex="bold"/>
    </style:style>
    <style:style style:name="P137" style:parent-style-name="Standard" style:list-style-name="LFO8" style:family="paragraph"/>
    <style:style style:name="P138" style:parent-style-name="Standard" style:family="paragraph">
      <style:text-properties fo:font-weight="bold" style:font-weight-asian="bold" style:font-weight-complex="bold"/>
    </style:style>
    <style:style style:name="P139" style:parent-style-name="Standard" style:family="paragraph">
      <style:text-properties fo:font-weight="bold" style:font-weight-asian="bold" style:font-weight-complex="bold"/>
    </style:style>
    <style:style style:name="P140" style:parent-style-name="Standard" style:family="paragraph">
      <style:text-properties fo:font-weight="bold" style:font-weight-asian="bold" style:font-weight-complex="bold"/>
    </style:style>
    <style:style style:name="P141" style:parent-style-name="Standard" style:list-style-name="LFO9" style:family="paragraph"/>
    <style:style style:name="P142" style:parent-style-name="Standard" style:list-style-name="LFO9" style:family="paragraph"/>
    <style:style style:name="P143" style:parent-style-name="Standard" style:list-style-name="LFO9" style:family="paragraph"/>
    <style:style style:name="P144" style:parent-style-name="Standard" style:list-style-name="LFO9" style:family="paragraph"/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list-style-name="LFO10" style:family="paragraph"/>
    <style:style style:name="P147" style:parent-style-name="Standard" style:family="paragraph">
      <style:text-properties fo:font-weight="bold" style:font-weight-asian="bold" style:font-weight-complex="bold"/>
    </style:style>
    <style:style style:name="P148" style:parent-style-name="Standard" style:list-style-name="LFO11" style:family="paragraph"/>
    <style:style style:name="P149" style:parent-style-name="Standard" style:list-style-name="LFO11" style:family="paragraph"/>
    <style:style style:name="P150" style:parent-style-name="Standard" style:list-style-name="LFO11" style:family="paragraph"/>
    <style:style style:name="P151" style:parent-style-name="Standard" style:family="paragraph">
      <style:text-properties fo:font-weight="bold" style:font-weight-asian="bold" style:font-weight-complex="bold"/>
    </style:style>
    <style:style style:name="P152" style:parent-style-name="Standard" style:list-style-name="LFO12" style:family="paragraph"/>
    <style:style style:name="P153" style:parent-style-name="Standard" style:list-style-name="LFO12" style:family="paragraph"/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list-style-name="LFO13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  <style:style style:name="P159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Titel:<text:s/></text:span><text:tab/>Hammer Man heißt das Spiel und der</text:p>
      <text:p text:style-name="Standard">Hauptcharakter</text:p>
      <text:p text:style-name="Standard"/>
      <text:p text:style-name="Standard"><text:span text:style-name="T3">Vision Statement:<text:s/></text:span>“Hammer Man” ist ein</text:p>
      <text:p text:style-name="Standard">im Arcade Stil gehaltener</text:p>
      <text:p text:style-name="Standard">Action Platformer für den PC.</text:p>
      <text:p text:style-name="Standard">Der Spieler übernimmt die<text:s/>Rolle von Hammer Man,</text:p>
      <text:p text:style-name="Standard">einem Superhelden,</text:p>
      <text:p text:style-name="Standard">der eine amerikanische Vorstadt der 80er</text:p>
      <text:p text:style-name="Standard">mit seinem riesigen Hammer</text:p>
      <text:p text:style-name="Standard">und wuchtigen Schlägen</text:p>
      <text:p text:style-name="Standard">gegen eine Invasion kleiner Roboter</text:p>
      <text:p text:style-name="Standard">verteidigt.</text:p>
      <text:p text:style-name="Standard">Man bewegt Hammer Man mit den Pfeiltasten</text:p>
      <text:p text:style-name="Standard">über die verschiedenen Etagen</text:p>
      <text:p text:style-name="Standard">eines der Häuser der Vorstadt,</text:p>
      <text:p text:style-name="Standard">das in einer 2D Seitenansicht dargestellt wird.</text:p>
      <text:p text:style-name="Standard"/>
      <text:p text:style-name="P4">Eckdaten:</text:p>
      <text:p text:style-name="Standard">Das Spiel wird auf nur<text:s/><text:span text:style-name="T5">einem</text:span><text:s/><text:span text:style-name="T6">Bildschirm</text:span><text:s/>angezeigt</text:p>
      <text:p text:style-name="Standard">und die<text:s/><text:span text:style-name="T7">Kamera</text:span><text:s/><text:span text:style-name="T8">bewegt</text:span><text:s/>sich während des Spiels<text:s/><text:span text:style-name="T9">nicht</text:span>.</text:p>
      <text:p text:style-name="Standard">Daher ist Hammer Man ein<text:s/><text:span text:style-name="T10">Single</text:span><text:s/><text:span text:style-name="T11">Screen</text:span><text:s/><text:span text:style-name="T12">Platformer.</text:span></text:p>
      <text:p text:style-name="Standard">Hammer Man,<text:s/><text:span text:style-name="T13">der Charakter,</text:span><text:s/>ist ein Comic-Held</text:p>
      <text:p text:style-name="Standard">aus den<text:s/><text:span text:style-name="T14">80ern</text:span>. Und durch die Roboterinvasion</text:p>
      <text:p text:style-name="Standard">kommt noch etwas Science-Fiction mit ins Spiel.</text:p>
      <text:p text:style-name="Standard"/>
      <text:p text:style-name="P15">Referenz Gameplay:</text:p>
      <text:p text:style-name="P16"/>
      <text:p text:style-name="P17">Referenz Art:</text:p>
      <text:p text:style-name="P18"/>
      <text:p text:style-name="P19">Concept Art:</text:p>
      <text:p text:style-name="Standard"><text:span text:style-name="T20">Links</text:span><text:s/>steht<text:s/><text:span text:style-name="T21">Hammer Man</text:span></text:p>
      <text:p text:style-name="Standard"><text:span text:style-name="T22">mit</text:span><text:s/>seinem verlässlichen<text:s/><text:span text:style-name="T23">Hammer</text:span>.</text:p>
      <text:p text:style-name="Standard">Das Sprite ist noch in der Frontansicht,</text:p>
      <text:p text:style-name="Standard">wird nachher im Spiel</text:p>
      <text:p text:style-name="Standard">hauptsächlich in der Seitenansicht gezeigt werden,</text:p>
      <text:p text:style-name="Standard">er hält den Hammer dann auch richtig in der Hand</text:p>
      <text:p text:style-name="Standard">und es wird natürlich noch animiert.</text:p>
      <text:p text:style-name="Standard"><text:span text:style-name="T24">Rechts</text:span><text:s/>steht einer der<text:s/><text:span text:style-name="T25">Roboter</text:span>.</text:p>
      <text:p text:style-name="Standard">Dieser ist bereits in der Seitenansicht dargestellt</text:p>
      <text:p text:style-name="Standard">und muss nur noch animiert werden.</text:p>
      <text:p text:style-name="Standard">Unten sieht man die Textur der Böden der Etagen</text:p>
      <text:p text:style-name="Standard">und<text:s/><text:span text:style-name="T26">am</text:span><text:s/><text:span text:style-name="T27">Boden</text:span><text:s/>unten<text:s/><text:span text:style-name="T28">dran</text:span></text:p>
      <text:p text:style-name="Standard">die Sprites der ebenfalls<text:s/><text:span text:style-name="T29">hölzernen</text:span><text:s/><text:span text:style-name="T30">Stützbalken</text:span>.</text:p>
      <text:p text:style-name="Standard"/>
      <text:p text:style-name="P31">Eine kleine Demonstration:</text:p>
      <text:p text:style-name="P32"/>
      <text:p text:style-name="P33">Gamelop: Welle:</text:p>
      <text:p text:style-name="Standard">Nach Spielstart bewegt sich der<text:s/><text:span text:style-name="T34">Spieler</text:span></text:p>
      <text:p text:style-name="Standard">möglichst<text:s/><text:span text:style-name="T35">schnell</text:span><text:s/><text:span text:style-name="T36">zu</text:span><text:s/>den nächsten<text:s/><text:span text:style-name="T37">Robotern</text:span></text:p>
      <text:p text:style-name="Standard">und<text:s/><text:span text:style-name="T38">zerschlägt</text:span><text:s/>so viele, wie er kann.</text:p>
      <text:p text:style-name="Standard">Normalerweise entwischen aber ein paar</text:p>
      <text:p text:style-name="Standard">und muss den ein bisschen<text:s/><text:span text:style-name="T39">hinterher</text:span><text:s/><text:span text:style-name="T40">rennen</text:span>,</text:p>
      <text:p text:style-name="Standard">damit sie nicht entkommen.</text:p>
      <text:p text:style-name="Standard">Dann, sobald der Spieler die geschafft hat,</text:p>
      <text:p text:style-name="Standard">hat er ein bisschen<text:s/><text:span text:style-name="T41">Zeit</text:span>, um<text:s/><text:span text:style-name="T42">vorzurücken</text:span>.</text:p>
      <text:p text:style-name="Standard">Das bedeutet, er geht etwas weiter hoch</text:p>
      <text:p text:style-name="Standard">im Level und<text:s/><text:span text:style-name="T43">nähert</text:span><text:s/><text:span text:style-name="T44">sich</text:span><text:s/>den<text:s/><text:span text:style-name="T45">Spawnern</text:span>.</text:p>
      <text:p text:style-name="Standard"/>
      <text:p text:style-name="P46"/>
      <text:soft-page-break/>
      <text:p text:style-name="P47">Game Loop:</text:p>
      <text:p text:style-name="Standard">Der Vorgang von eben<text:s/><text:span text:style-name="T48">wiederholt</text:span><text:s/>sich</text:p>
      <text:p text:style-name="Standard">dann ein paar mal,</text:p>
      <text:p text:style-name="Standard"><text:span text:style-name="T49">bis</text:span><text:s/>der Spieler<text:s/><text:span text:style-name="T50">an</text:span><text:s/>den<text:s/><text:span text:style-name="T51">Spawnern</text:span><text:s/>angekommen ist.</text:p>
      <text:p text:style-name="Standard">(hier zweimal dargestellt)</text:p>
      <text:p text:style-name="Standard"><text:span text:style-name="T52">Jetzt</text:span><text:s/>kann er die<text:s/><text:span text:style-name="T53">Zeit</text:span>,</text:p>
      <text:p text:style-name="Standard">die er vorher zum vorrücken benötigt hat,</text:p>
      <text:p text:style-name="Standard">nutzten, um die einen<text:s/><text:span text:style-name="T54">Spawner</text:span><text:s/><text:span text:style-name="T55">anzugreifen</text:span>.</text:p>
      <text:p text:style-name="Standard">Zwischendurch kommt<text:s/><text:span text:style-name="T56">vielleicht</text:span><text:s/>noch einmal</text:p>
      <text:p text:style-name="Standard">die eine oder andere<text:s/><text:span text:style-name="T57">Welle</text:span><text:s/>raus, die er dann wieder</text:p>
      <text:p text:style-name="Standard">nach dem bekannten Schema vernichten muss,</text:p>
      <text:p text:style-name="Standard">aber dann kann er letztendlich alle<text:s/><text:span text:style-name="T58">Spawner</text:span><text:s/><text:span text:style-name="T59">zerstören</text:span></text:p>
      <text:p text:style-name="Standard">und somit das<text:s/><text:span text:style-name="T60">Level</text:span><text:s/>erfolgreich<text:s/><text:span text:style-name="T61">beenden</text:span>.</text:p>
      <text:p text:style-name="Standard">Der ganz<text:s/><text:span text:style-name="T62">große</text:span><text:s/><text:span text:style-name="T63">Game Loop</text:span><text:s/>wären dann</text:p>
      <text:p text:style-name="Standard">die zunehmend schwierigeren<text:s/><text:span text:style-name="T64">Level</text:span>,</text:p>
      <text:p text:style-name="Standard">die der Spieler meistert.</text:p>
      <text:p text:style-name="Standard"/>
      <text:p text:style-name="P65">Design Prinzipien:</text:p>
      <text:p text:style-name="Standard"><text:span text:style-name="T66">Die Roboter zertrümmern soll richtig</text:span><text:s/><text:span text:style-name="T67">fetzen</text:span>!</text:p>
      <text:p text:style-name="Standard">Das soll<text:s/>mit allen nötigen Mitteln erreicht werden.</text:p>
      <text:p text:style-name="Standard">Mehr dazu in Wo liegt der Spaß und Vision.</text:p>
      <text:p text:style-name="Standard"><text:span text:style-name="T68">Angrif ist die beste Verteidigung.</text:span></text:p>
      <text:p text:style-name="Standard">Der Spieler soll stets agieren und nicht reagieren.</text:p>
      <text:p text:style-name="Standard">Sein Handeln ist, was die Action bringt.</text:p>
      <text:p text:style-name="Standard"><text:span text:style-name="T69">Der Hammer schlägt den Takt.</text:span></text:p>
      <text:p text:style-name="Standard">Musik und<text:s/>Spielfluss und Spielgefühl</text:p>
      <text:p text:style-name="Standard">passen zum rhythmischen Schlagen des Hammers.</text:p>
      <text:p text:style-name="Standard"><text:span text:style-name="T70">Immer in Bewegung.</text:span></text:p>
      <text:p text:style-name="Standard">Schneller, ununterbrochener Spielfluss.</text:p>
      <text:p text:style-name="Standard">Keine Pausen, kein Warten.</text:p>
      <text:p text:style-name="Standard"><text:span text:style-name="T71">Draufgängerisch ins Gefecht.</text:span></text:p>
      <text:p text:style-name="Standard">Hammer Man kämpft für die Bevölkerung</text:p>
      <text:p text:style-name="Standard">und nicht für Ruhm und Ehre (keine Highscore).</text:p>
      <text:p text:style-name="Standard"><text:span text:style-name="T72">Roboter sind etwas unbeholfen.</text:span></text:p>
      <text:p text:style-name="Standard">Sie versuchen ihr bestes an Ziel zu gelangen,</text:p>
      <text:p text:style-name="Standard">haben dabei aber etwas Schwierigkeiten.</text:p>
      <text:p text:style-name="Standard">Sie sind nicht so zielgerichtet wie Hammer Man.</text:p>
      <text:p text:style-name="Standard"><text:span text:style-name="T73">Das Spiel nimmt sich selbst nicht so ernst.</text:span></text:p>
      <text:p text:style-name="Standard">Etwas überspitzt, und<text:s/>übertrieben.</text:p>
      <text:p text:style-name="Standard">Etwas unlogisch mit einem kuriosen Setting</text:p>
      <text:p text:style-name="Standard"><text:span text:style-name="T74">Einfach zu verstehen.</text:span></text:p>
      <text:p text:style-name="Standard">Das Spiel sollte einfach,</text:p>
      <text:p text:style-name="Standard">intuitiv und übersichtlich gehalten werden,</text:p>
      <text:p text:style-name="Standard">damit der Spieler sich schnell reinfindet.</text:p>
      <text:p text:style-name="Standard">Es sollte vom Blick auf den einen Bildschirm</text:p>
      <text:p text:style-name="Standard">schnell klar werden, was zu tun ist.</text:p>
      <text:p text:style-name="Standard"><text:span text:style-name="T75">Bewegung macht Spaß.</text:span></text:p>
      <text:p text:style-name="Standard">Der Spieler darf sich über die Steuerung</text:p>
      <text:p text:style-name="Standard">keine Gedanken machen müssen.</text:p>
      <text:p text:style-name="Standard">Sie soll sich schnell und korrekt reagieren</text:p>
      <text:p text:style-name="Standard">und ihn dort hinbekommen, wo er hingehen will.</text:p>
      <text:p text:style-name="Standard"/>
      <text:p text:style-name="P76">Wo liegt der Spaß:</text:p>
      <text:p text:style-name="Standard">Der Spaß ist das :</text:p>
      <text:p text:style-name="Standard"><text:span text:style-name="T77">ermächtigende</text:span><text:s/>und<text:s/><text:span text:style-name="T78">befriedigende</text:span><text:s/>Gefühl,</text:p>
      <text:p text:style-name="Standard">in einem rasenden Tempo<text:s/><text:span text:style-name="T79">Horden</text:span><text:s/><text:span text:style-name="T80">von Robotern</text:span></text:p>
      <text:p text:style-name="Standard">zu jagen und sie auf<text:s/><text:span text:style-name="T81">spektakuläre</text:span><text:s/>Weise</text:p>
      <text:p text:style-name="Standard">mit einem<text:s/><text:span text:style-name="T82">riesigen</text:span><text:s/><text:span text:style-name="T83">Hammer</text:span><text:s/>zu<text:s/><text:span text:style-name="T84">zerschmettern</text:span>.</text:p>
      <text:p text:style-name="Standard">Das Gegner Zerstören an sich ist der</text:p>
      <text:p text:style-name="Standard">Haupt Fokus des Spiels.</text:p>
      <text:p text:style-name="Standard">Deswegen werden wie versuchen,</text:p>
      <text:soft-page-break/>
      <text:p text:style-name="Standard">dass sich dieser Teil so gut wie möglich anfühlt.</text:p>
      <text:p text:style-name="Standard">Was unter anderem dafür eine wichtige Rolle spielt,</text:p>
      <text:p text:style-name="Standard">ist der<text:s/><text:span text:style-name="T85">rhythmische</text:span><text:s/><text:span text:style-name="T86">Hammerschlag</text:span><text:s/><text:span text:style-name="T87">im</text:span><text:s/><text:span text:style-name="T88">Takt</text:span><text:s/>der Musik.</text:p>
      <text:p text:style-name="Standard"/>
      <text:p text:style-name="Standard">Möglichkeiten, den Hammereinschlageffekt</text:p>
      <text:p text:style-name="Standard">noch zu verstärken</text:p>
      <text:list text:style-name="LFO1" text:continue-numbering="true">
        <text:list-item>
          <text:p text:style-name="P89"><text:span text:style-name="T90">Multiple Enemy death sound ef</text:span><text:span text:style-name="T91">fect,</text:span></text:p>
        </text:list-item>
      </text:list>
      <text:p text:style-name="Standard"><text:span text:style-name="T92">randomize when one will be played</text:span></text:p>
      <text:list text:style-name="LFO1" text:continue-numbering="true">
        <text:list-item>
          <text:p text:style-name="P93"><text:span text:style-name="T94">Multiple Epic impact sound effect,</text:span></text:p>
        </text:list-item>
      </text:list>
      <text:p text:style-name="Standard"><text:span text:style-name="T95">randomize when one will be played</text:span></text:p>
      <text:list text:style-name="LFO1" text:continue-numbering="true">
        <text:list-item>
          <text:p text:style-name="P96"><text:span text:style-name="T97">randomize delay between impact sfx and enemy death sfx</text:span></text:p>
        </text:list-item>
        <text:list-item>
          <text:p text:style-name="P98"><text:span text:style-name="T99">Screen shake</text:span></text:p>
        </text:list-item>
        <text:list-item>
          <text:p text:style-name="P100"><text:span text:style-name="T101">Particle effect</text:span></text:p>
        </text:list-item>
        <text:list-item>
          <text:p text:style-name="P102"><text:span text:style-name="T103">Camera zooms slightly</text:span></text:p>
        </text:list-item>
        <text:list-item>
          <text:p text:style-name="P104"><text:span text:style-name="T105">Enemy (and hammer) change color on hit</text:span></text:p>
        </text:list-item>
        <text:list-item>
          <text:p text:style-name="P106"><text:span text:style-name="T107">Light flash effect from contact Zone</text:span></text:p>
        </text:list-item>
        <text:list-item>
          <text:p text:style-name="P108"><text:span text:style-name="T109">(Pause the game for a split second on hit)</text:span></text:p>
        </text:list-item>
        <text:list-item>
          <text:p text:style-name="P110"><text:span text:style-name="T111">Scraps flying everywhere</text:span></text:p>
        </text:list-item>
      </text:list>
      <text:p text:style-name="Standard"/>
      <text:p text:style-name="Standard"/>
      <text:p text:style-name="P112">Was noch kommen kann</text:p>
      <text:p text:style-name="P113">Items/power ups</text:p>
      <text:list text:style-name="LFO2" text:continue-numbering="true">
        <text:list-item>
          <text:p text:style-name="P114">Lauftempo erhöht</text:p>
        </text:list-item>
        <text:list-item>
          <text:p text:style-name="P115">Flächenschaden</text:p>
        </text:list-item>
        <text:list-item>
          <text:p text:style-name="P116">Automatisch</text:p>
        </text:list-item>
      </text:list>
      <text:p text:style-name="P117">Zerstörbare Wände/Hindernisse</text:p>
      <text:list text:style-name="LFO3" text:continue-numbering="true">
        <text:list-item>
          <text:p text:style-name="P118">Ein Paar Kisten im Weg</text:p>
        </text:list-item>
        <text:list-item>
          <text:p text:style-name="P119">Ein paar Schläge zum Zerstören</text:p>
        </text:list-item>
        <text:list-item>
          <text:p text:style-name="P120">Verdeutlichen den Fortschritt</text:p>
        </text:list-item>
      </text:list>
      <text:p text:style-name="Standard">innerhalb des Levels</text:p>
      <text:p text:style-name="P121">Boss Gegner</text:p>
      <text:list text:style-name="LFO4" text:continue-numbering="true">
        <text:list-item>
          <text:p text:style-name="P122">Größer</text:p>
        </text:list-item>
        <text:list-item>
          <text:p text:style-name="P123">Mehr Lebenspunte</text:p>
        </text:list-item>
        <text:list-item>
          <text:p text:style-name="P124">Mehere Treffer nötig</text:p>
        </text:list-item>
      </text:list>
      <text:p text:style-name="P125">Gegner<text:s/>fliehen<text:s/>vor Hammer Man weg</text:p>
      <text:list text:style-name="LFO5" text:continue-numbering="true">
        <text:list-item>
          <text:p text:style-name="P126">dadurch kommen sie etwas lebendiger rüber</text:p>
        </text:list-item>
        <text:list-item>
          <text:p text:style-name="P127">Spiel wird interessanter, interaktiver</text:p>
        </text:list-item>
      </text:list>
      <text:p text:style-name="P128">Cutscene Einstieg:</text:p>
      <text:list text:style-name="LFO6" text:continue-numbering="true">
        <text:list-item>
          <text:p text:style-name="P129">Roboter Spawner in aktion</text:p>
        </text:list-item>
        <text:list-item>
          <text:p text:style-name="P130">Ausgägne werden gezeigt</text:p>
        </text:list-item>
        <text:list-item>
          <text:p text:style-name="P131">Hammer Man rennt rein</text:p>
        </text:list-item>
        <text:list-item>
          <text:p text:style-name="P132">„Lass sie nicht entkommen!“</text:p>
        </text:list-item>
      </text:list>
      <text:p text:style-name="P133">Platforms move/Treppen ebwegen sich</text:p>
      <text:list text:style-name="LFO7" text:continue-numbering="true">
        <text:list-item>
          <text:p text:style-name="P134">Wie in Harry Potter, Hogwarts</text:p>
        </text:list-item>
        <text:list-item>
          <text:p text:style-name="P135">Überrascht den Spieler</text:p>
        </text:list-item>
      </text:list>
      <text:p text:style-name="P136">Spawn points move</text:p>
      <text:list text:style-name="LFO8" text:continue-numbering="true">
        <text:list-item>
          <text:p text:style-name="P137">Wegen <text:s/>Immer in Bewegung Design Prinzip</text:p>
        </text:list-item>
      </text:list>
      <text:p text:style-name="Standard"/>
      <text:p text:style-name="P138">Ziele für Gate:</text:p>
      <text:p text:style-name="P139">Es soll Spaß machen.</text:p>
      <text:p text:style-name="P140">Spaß durch Balance</text:p>
      <text:list text:style-name="LFO9" text:continue-numbering="true">
        <text:list-item>
          <text:p text:style-name="P141">Schwirigkeitsgrad anpassen</text:p>
        </text:list-item>
        <text:list-item>
          <text:p text:style-name="P142">Geschwindigkeit anpassen</text:p>
        </text:list-item>
        <text:list-item>
          <text:p text:style-name="P143">Rhythmus anpassen</text:p>
        </text:list-item>
        <text:list-item>
          <text:p text:style-name="P144">Wellen pausen werden länger...</text:p>
        </text:list-item>
      </text:list>
      <text:p text:style-name="P145">Flüssige Steuerung</text:p>
      <text:list text:style-name="LFO10" text:continue-numbering="true">
        <text:list-item>
          <text:p text:style-name="P146">springen nach Treppenaufstieg beheben</text:p>
        </text:list-item>
      </text:list>
      <text:p text:style-name="P147">Selbsterklärend</text:p>
      <text:list text:style-name="LFO11" text:continue-numbering="true">
        <text:list-item>
          <text:p text:style-name="P148">klare UI</text:p>
        </text:list-item>
        <text:list-item>
          <text:p text:style-name="P149">klare visuelle<text:s/>und auditive</text:p>
        </text:list-item>
      </text:list>
      <text:p text:style-name="Standard">Kommunikation</text:p>
      <text:soft-page-break/>
      <text:list text:style-name="LFO11" text:continue-numbering="true">
        <text:list-item>
          <text:p text:style-name="P150">Einleitungsszene verbessern</text:p>
        </text:list-item>
      </text:list>
      <text:p text:style-name="P151">Art &amp; Musik</text:p>
      <text:list text:style-name="LFO12" text:continue-numbering="true">
        <text:list-item>
          <text:p text:style-name="P152">Soundeffekte hinzufügen</text:p>
        </text:list-item>
      </text:list>
      <text:p text:style-name="Standard">und verbessern</text:p>
      <text:list text:style-name="LFO12" text:continue-numbering="true">
        <text:list-item>
          <text:p text:style-name="P153">Art hinzufügen</text:p>
        </text:list-item>
      </text:list>
      <text:p text:style-name="Standard">und verbessern</text:p>
      <text:p text:style-name="P154">Treffer Feedback verbessern</text:p>
      <text:list text:style-name="LFO13" text:continue-numbering="true">
        <text:list-item>
          <text:p text:style-name="P155">Durch die oben genannten</text:p>
        </text:list-item>
      </text:list>
      <text:p text:style-name="Standard">Möglichkeiten</text:p>
      <text:p text:style-name="Standard"/>
      <text:p text:style-name="P156"/>
      <text:p text:style-name="P15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9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/>
        <style:text-properties style:font-name="OpenSymbol"/>
      </text:list-level-style-bullet>
      <text:list-level-style-bullet text:level="2" text:style-name="WW_CharLFO7LVL2" text:bullet-char="◦">
        <style:list-level-properties/>
        <style:text-properties style:font-name="OpenSymbol"/>
      </text:list-level-style-bullet>
      <text:list-level-style-bullet text:level="3" text:style-name="WW_CharLFO7LVL3" text:bullet-char="▪">
        <style:list-level-properties/>
        <style:text-properties style:font-name="OpenSymbol"/>
      </text:list-level-style-bullet>
      <text:list-level-style-bullet text:level="4" text:style-name="WW_CharLFO7LVL4" text:bullet-char="•">
        <style:list-level-properties/>
        <style:text-properties style:font-name="OpenSymbol"/>
      </text:list-level-style-bullet>
      <text:list-level-style-bullet text:level="5" text:style-name="WW_CharLFO7LVL5" text:bullet-char="◦">
        <style:list-level-properties/>
        <style:text-properties style:font-name="OpenSymbol"/>
      </text:list-level-style-bullet>
      <text:list-level-style-bullet text:level="6" text:style-name="WW_CharLFO7LVL6" text:bullet-char="▪">
        <style:list-level-properties/>
        <style:text-properties style:font-name="OpenSymbol"/>
      </text:list-level-style-bullet>
      <text:list-level-style-bullet text:level="7" text:style-name="WW_CharLFO7LVL7" text:bullet-char="•">
        <style:list-level-properties/>
        <style:text-properties style:font-name="OpenSymbol"/>
      </text:list-level-style-bullet>
      <text:list-level-style-bullet text:level="8" text:style-name="WW_CharLFO7LVL8" text:bullet-char="◦">
        <style:list-level-properties/>
        <style:text-properties style:font-name="OpenSymbol"/>
      </text:list-level-style-bullet>
      <text:list-level-style-bullet text:level="9" text:style-name="WW_CharLFO7LVL9" text:bullet-char="▪">
        <style:list-level-properties/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/>
        <style:text-properties style:font-name="OpenSymbol"/>
      </text:list-level-style-bullet>
      <text:list-level-style-bullet text:level="2" text:style-name="WW_CharLFO8LVL2" text:bullet-char="◦">
        <style:list-level-properties/>
        <style:text-properties style:font-name="OpenSymbol"/>
      </text:list-level-style-bullet>
      <text:list-level-style-bullet text:level="3" text:style-name="WW_CharLFO8LVL3" text:bullet-char="▪">
        <style:list-level-properties/>
        <style:text-properties style:font-name="OpenSymbol"/>
      </text:list-level-style-bullet>
      <text:list-level-style-bullet text:level="4" text:style-name="WW_CharLFO8LVL4" text:bullet-char="•">
        <style:list-level-properties/>
        <style:text-properties style:font-name="OpenSymbol"/>
      </text:list-level-style-bullet>
      <text:list-level-style-bullet text:level="5" text:style-name="WW_CharLFO8LVL5" text:bullet-char="◦">
        <style:list-level-properties/>
        <style:text-properties style:font-name="OpenSymbol"/>
      </text:list-level-style-bullet>
      <text:list-level-style-bullet text:level="6" text:style-name="WW_CharLFO8LVL6" text:bullet-char="▪">
        <style:list-level-properties/>
        <style:text-properties style:font-name="OpenSymbol"/>
      </text:list-level-style-bullet>
      <text:list-level-style-bullet text:level="7" text:style-name="WW_CharLFO8LVL7" text:bullet-char="•">
        <style:list-level-properties/>
        <style:text-properties style:font-name="OpenSymbol"/>
      </text:list-level-style-bullet>
      <text:list-level-style-bullet text:level="8" text:style-name="WW_CharLFO8LVL8" text:bullet-char="◦">
        <style:list-level-properties/>
        <style:text-properties style:font-name="OpenSymbol"/>
      </text:list-level-style-bullet>
      <text:list-level-style-bullet text:level="9" text:style-name="WW_CharLFO8LVL9" text:bullet-char="▪">
        <style:list-level-properties/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/>
        <style:text-properties style:font-name="OpenSymbol"/>
      </text:list-level-style-bullet>
      <text:list-level-style-bullet text:level="2" text:style-name="WW_CharLFO9LVL2" text:bullet-char="◦">
        <style:list-level-properties/>
        <style:text-properties style:font-name="OpenSymbol"/>
      </text:list-level-style-bullet>
      <text:list-level-style-bullet text:level="3" text:style-name="WW_CharLFO9LVL3" text:bullet-char="▪">
        <style:list-level-properties/>
        <style:text-properties style:font-name="OpenSymbol"/>
      </text:list-level-style-bullet>
      <text:list-level-style-bullet text:level="4" text:style-name="WW_CharLFO9LVL4" text:bullet-char="•">
        <style:list-level-properties/>
        <style:text-properties style:font-name="OpenSymbol"/>
      </text:list-level-style-bullet>
      <text:list-level-style-bullet text:level="5" text:style-name="WW_CharLFO9LVL5" text:bullet-char="◦">
        <style:list-level-properties/>
        <style:text-properties style:font-name="OpenSymbol"/>
      </text:list-level-style-bullet>
      <text:list-level-style-bullet text:level="6" text:style-name="WW_CharLFO9LVL6" text:bullet-char="▪">
        <style:list-level-properties/>
        <style:text-properties style:font-name="OpenSymbol"/>
      </text:list-level-style-bullet>
      <text:list-level-style-bullet text:level="7" text:style-name="WW_CharLFO9LVL7" text:bullet-char="•">
        <style:list-level-properties/>
        <style:text-properties style:font-name="OpenSymbol"/>
      </text:list-level-style-bullet>
      <text:list-level-style-bullet text:level="8" text:style-name="WW_CharLFO9LVL8" text:bullet-char="◦">
        <style:list-level-properties/>
        <style:text-properties style:font-name="OpenSymbol"/>
      </text:list-level-style-bullet>
      <text:list-level-style-bullet text:level="9" text:style-name="WW_CharLFO9LVL9" text:bullet-char="▪">
        <style:list-level-properties/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/>
        <style:text-properties style:font-name="OpenSymbol"/>
      </text:list-level-style-bullet>
      <text:list-level-style-bullet text:level="2" text:style-name="WW_CharLFO10LVL2" text:bullet-char="◦">
        <style:list-level-properties/>
        <style:text-properties style:font-name="OpenSymbol"/>
      </text:list-level-style-bullet>
      <text:list-level-style-bullet text:level="3" text:style-name="WW_CharLFO10LVL3" text:bullet-char="▪">
        <style:list-level-properties/>
        <style:text-properties style:font-name="OpenSymbol"/>
      </text:list-level-style-bullet>
      <text:list-level-style-bullet text:level="4" text:style-name="WW_CharLFO10LVL4" text:bullet-char="•">
        <style:list-level-properties/>
        <style:text-properties style:font-name="OpenSymbol"/>
      </text:list-level-style-bullet>
      <text:list-level-style-bullet text:level="5" text:style-name="WW_CharLFO10LVL5" text:bullet-char="◦">
        <style:list-level-properties/>
        <style:text-properties style:font-name="OpenSymbol"/>
      </text:list-level-style-bullet>
      <text:list-level-style-bullet text:level="6" text:style-name="WW_CharLFO10LVL6" text:bullet-char="▪">
        <style:list-level-properties/>
        <style:text-properties style:font-name="OpenSymbol"/>
      </text:list-level-style-bullet>
      <text:list-level-style-bullet text:level="7" text:style-name="WW_CharLFO10LVL7" text:bullet-char="•">
        <style:list-level-properties/>
        <style:text-properties style:font-name="OpenSymbol"/>
      </text:list-level-style-bullet>
      <text:list-level-style-bullet text:level="8" text:style-name="WW_CharLFO10LVL8" text:bullet-char="◦">
        <style:list-level-properties/>
        <style:text-properties style:font-name="OpenSymbol"/>
      </text:list-level-style-bullet>
      <text:list-level-style-bullet text:level="9" text:style-name="WW_CharLFO10LVL9" text:bullet-char="▪">
        <style:list-level-properties/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/>
        <style:text-properties style:font-name="OpenSymbol"/>
      </text:list-level-style-bullet>
      <text:list-level-style-bullet text:level="2" text:style-name="WW_CharLFO11LVL2" text:bullet-char="◦">
        <style:list-level-properties/>
        <style:text-properties style:font-name="OpenSymbol"/>
      </text:list-level-style-bullet>
      <text:list-level-style-bullet text:level="3" text:style-name="WW_CharLFO11LVL3" text:bullet-char="▪">
        <style:list-level-properties/>
        <style:text-properties style:font-name="OpenSymbol"/>
      </text:list-level-style-bullet>
      <text:list-level-style-bullet text:level="4" text:style-name="WW_CharLFO11LVL4" text:bullet-char="•">
        <style:list-level-properties/>
        <style:text-properties style:font-name="OpenSymbol"/>
      </text:list-level-style-bullet>
      <text:list-level-style-bullet text:level="5" text:style-name="WW_CharLFO11LVL5" text:bullet-char="◦">
        <style:list-level-properties/>
        <style:text-properties style:font-name="OpenSymbol"/>
      </text:list-level-style-bullet>
      <text:list-level-style-bullet text:level="6" text:style-name="WW_CharLFO11LVL6" text:bullet-char="▪">
        <style:list-level-properties/>
        <style:text-properties style:font-name="OpenSymbol"/>
      </text:list-level-style-bullet>
      <text:list-level-style-bullet text:level="7" text:style-name="WW_CharLFO11LVL7" text:bullet-char="•">
        <style:list-level-properties/>
        <style:text-properties style:font-name="OpenSymbol"/>
      </text:list-level-style-bullet>
      <text:list-level-style-bullet text:level="8" text:style-name="WW_CharLFO11LVL8" text:bullet-char="◦">
        <style:list-level-properties/>
        <style:text-properties style:font-name="OpenSymbol"/>
      </text:list-level-style-bullet>
      <text:list-level-style-bullet text:level="9" text:style-name="WW_CharLFO11LVL9" text:bullet-char="▪">
        <style:list-level-properties/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/>
        <style:text-properties style:font-name="OpenSymbol"/>
      </text:list-level-style-bullet>
      <text:list-level-style-bullet text:level="2" text:style-name="WW_CharLFO12LVL2" text:bullet-char="◦">
        <style:list-level-properties/>
        <style:text-properties style:font-name="OpenSymbol"/>
      </text:list-level-style-bullet>
      <text:list-level-style-bullet text:level="3" text:style-name="WW_CharLFO12LVL3" text:bullet-char="▪">
        <style:list-level-properties/>
        <style:text-properties style:font-name="OpenSymbol"/>
      </text:list-level-style-bullet>
      <text:list-level-style-bullet text:level="4" text:style-name="WW_CharLFO12LVL4" text:bullet-char="•">
        <style:list-level-properties/>
        <style:text-properties style:font-name="OpenSymbol"/>
      </text:list-level-style-bullet>
      <text:list-level-style-bullet text:level="5" text:style-name="WW_CharLFO12LVL5" text:bullet-char="◦">
        <style:list-level-properties/>
        <style:text-properties style:font-name="OpenSymbol"/>
      </text:list-level-style-bullet>
      <text:list-level-style-bullet text:level="6" text:style-name="WW_CharLFO12LVL6" text:bullet-char="▪">
        <style:list-level-properties/>
        <style:text-properties style:font-name="OpenSymbol"/>
      </text:list-level-style-bullet>
      <text:list-level-style-bullet text:level="7" text:style-name="WW_CharLFO12LVL7" text:bullet-char="•">
        <style:list-level-properties/>
        <style:text-properties style:font-name="OpenSymbol"/>
      </text:list-level-style-bullet>
      <text:list-level-style-bullet text:level="8" text:style-name="WW_CharLFO12LVL8" text:bullet-char="◦">
        <style:list-level-properties/>
        <style:text-properties style:font-name="OpenSymbol"/>
      </text:list-level-style-bullet>
      <text:list-level-style-bullet text:level="9" text:style-name="WW_CharLFO12LVL9" text:bullet-char="▪">
        <style:list-level-properties/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/>
        <style:text-properties style:font-name="OpenSymbol"/>
      </text:list-level-style-bullet>
      <text:list-level-style-bullet text:level="2" text:style-name="WW_CharLFO13LVL2" text:bullet-char="◦">
        <style:list-level-properties/>
        <style:text-properties style:font-name="OpenSymbol"/>
      </text:list-level-style-bullet>
      <text:list-level-style-bullet text:level="3" text:style-name="WW_CharLFO13LVL3" text:bullet-char="▪">
        <style:list-level-properties/>
        <style:text-properties style:font-name="OpenSymbol"/>
      </text:list-level-style-bullet>
      <text:list-level-style-bullet text:level="4" text:style-name="WW_CharLFO13LVL4" text:bullet-char="•">
        <style:list-level-properties/>
        <style:text-properties style:font-name="OpenSymbol"/>
      </text:list-level-style-bullet>
      <text:list-level-style-bullet text:level="5" text:style-name="WW_CharLFO13LVL5" text:bullet-char="◦">
        <style:list-level-properties/>
        <style:text-properties style:font-name="OpenSymbol"/>
      </text:list-level-style-bullet>
      <text:list-level-style-bullet text:level="6" text:style-name="WW_CharLFO13LVL6" text:bullet-char="▪">
        <style:list-level-properties/>
        <style:text-properties style:font-name="OpenSymbol"/>
      </text:list-level-style-bullet>
      <text:list-level-style-bullet text:level="7" text:style-name="WW_CharLFO13LVL7" text:bullet-char="•">
        <style:list-level-properties/>
        <style:text-properties style:font-name="OpenSymbol"/>
      </text:list-level-style-bullet>
      <text:list-level-style-bullet text:level="8" text:style-name="WW_CharLFO13LVL8" text:bullet-char="◦">
        <style:list-level-properties/>
        <style:text-properties style:font-name="OpenSymbol"/>
      </text:list-level-style-bullet>
      <text:list-level-style-bullet text:level="9" text:style-name="WW_CharLFO13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in" fo:margin-left="0in" fo:margin-bottom="0in" fo:margin-right="0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ina Quentmeier</meta:initial-creator>
    <dc:creator>Alina Quentmeier</dc:creator>
    <meta:creation-date>2018-05-30T16:53:00Z</meta:creation-date>
    <dc:date>2018-05-31T09:56:00Z</dc:date>
    <meta:template xlink:href="Normal.dotm" xlink:type="simple"/>
    <meta:editing-cycles>1</meta:editing-cycles>
    <meta:editing-duration>PT0S</meta:editing-duration>
    <meta:document-statistic meta:page-count="4" meta:paragraph-count="11" meta:word-count="782" meta:character-count="5699" meta:row-count="41" meta:non-whitespace-character-count="4928"/>
  </office:meta>
</office:document-meta>
</file>